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b62b" officeooo:paragraph-rsid="0004b62b"/>
    </style:style>
    <style:style style:name="P2" style:family="paragraph" style:parent-style-name="Standard">
      <style:text-properties officeooo:rsid="000849d9" officeooo:paragraph-rsid="000849d9"/>
    </style:style>
    <style:style style:name="P3" style:family="paragraph" style:parent-style-name="Standard">
      <style:text-properties fo:font-size="14pt" fo:font-weight="bold" officeooo:rsid="0004b62b" officeooo:paragraph-rsid="0004b62b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04b62b" officeooo:paragraph-rsid="0004b62b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04b62b" officeooo:paragraph-rsid="000636ff"/>
    </style:style>
    <style:style style:name="T1" style:family="text">
      <style:text-properties officeooo:rsid="000636ff"/>
    </style:style>
    <style:style style:name="T2" style:family="text">
      <style:text-properties officeooo:rsid="000849d9"/>
    </style:style>
    <style:style style:name="T3" style:family="text">
      <style:text-properties officeooo:rsid="0009ef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tokół założycielski</text:p>
      <text:p text:style-name="P3"/>
      <text:p text:style-name="P1">1. Dnia 22.02.2017 została utworzona grupa projektowa w celem wykonania zadania programistycznego „Komunikator”.</text:p>
      <text:p text:style-name="P1"/>
      <text:p text:style-name="P1">2. Przewidywana data zakończenia projektu: 31.05.2017r. Jeśli projekt nie zostanie zakończony w pierwszym terminie to przewidywany jest drugi termin zakończenia projektu: 31.09.2017r. Zespół zostanie rozwiązany po zakończeniu projektu w odpowiednim terminie.</text:p>
      <text:p text:style-name="P1"/>
      <text:p text:style-name="P1">3. W skład grupy wchodzą:</text:p>
      <text:p text:style-name="P1"><text:tab/>3.1. Piotr Frankiewicz</text:p>
      <text:p text:style-name="P1"><text:tab/>3.2. Krzysztof Gwozdowicz,</text:p>
      <text:p text:style-name="P1"><text:tab/>3.3. Kacper Tomalik,</text:p>
      <text:p text:style-name="P4">3.4. Marcin Omelan</text:p>
      <text:p text:style-name="P1"/>
      <text:p text:style-name="P1">4. Tytuł projektu: Komunikator</text:p>
      <text:p text:style-name="P1"/>
      <text:p text:style-name="P1">5. Kierownik projektu: Piotr Frankiewicz (dokumentalista) – wybrany w sposób demokratyczny w głosowaniu jawnym:</text:p>
      <text:p text:style-name="P1"><text:tab/>5.1. „za” głosowały 3 osoby,</text:p>
      <text:p text:style-name="P1"><text:tab/>5.2. „przeciw” głosowało 0 osób,</text:p>
      <text:p text:style-name="P1">5.3. „wstrzymało się” od głosu 1 osoba.</text:p>
      <text:p text:style-name="P1"/>
      <text:p text:style-name="P1">6. Opis projektu: Komunikator peer to peer.</text:p>
      <text:p text:style-name="P1"/>
      <text:p text:style-name="P1">7. Cel projektu Celem grupy jest stworzenie aplikacji, która będzie umożliwiała <text:s/>komunikację między dwoma użytkownikami tej aplikacji. Celem jest też przetestowanie i wykonanie potrzebnej dokumentacji. Wykonanie aplikacji z godnie z wymogami klienta.</text:p>
      <text:p text:style-name="P1"/>
      <text:p text:style-name="P1">8. Zasady współpracy w grupie:</text:p>
      <text:p text:style-name="P1"><text:tab/>8.1. Wszystkie przydzielone nam zadania zobowiązujemy wykonywać terminowo.</text:p>
      <text:p text:style-name="P1"><text:tab/>8.2. Wszyscy angażujemy się w pracę i jesteśmy odpowiedzialni za wyniki.</text:p>
      <text:p text:style-name="P1"><text:tab/>8.3. Szanujemy oraz wspomagamy się nawzajem.</text:p>
      <text:p text:style-name="P1"><text:tab/>8.4. Doceniamy pracę i zaangażowanie innych.</text:p>
      <text:p text:style-name="P1"><text:tab/>8.5. Uwagi zgłaszamy do kierownika projektu.</text:p>
      <text:p text:style-name="P1"><text:tab/>8.6. Podnosimy motywacje i zaangażowanie w zespole.</text:p>
      <text:p text:style-name="P1"><text:tab/>8.7. Nie używamy wulgarnych wyrażeń przeciwko drugiej osobie.</text:p>
      <text:p text:style-name="P4">8.8. Ważne, aby każdy członek zespołu otrzymał określoną funkcję lub sam mógł ją wybrać.</text:p>
      <text:p text:style-name="P1"/>
      <text:p text:style-name="P1">9.Wybór technologii:</text:p>
      <text:p text:style-name="P1"><text:tab/>9.1. środowisko programistyczne:</text:p>
      <text:p text:style-name="P1"><text:tab/><text:tab/>a. <text:span text:style-name="T1">InteliJ,</text:span></text:p>
      <text:p text:style-name="P1"><text:tab/><text:tab/>b. Android Studio</text:p>
      <text:p text:style-name="P1"><text:tab/>9.2. języki programowania:</text:p>
      <text:p text:style-name="P1"><text:tab/><text:tab/>a.Java</text:p>
      <text:p text:style-name="P1"><text:tab/>9.3. inne:</text:p>
      <text:p text:style-name="P1"><text:tab/><text:tab/>a. <text:span text:style-name="T1">Libre</text:span>Office,</text:p>
      <text:p text:style-name="P1"><text:tab/><text:tab/>b. Gimp</text:p>
      <text:p text:style-name="P1"/>
      <text:p text:style-name="P1">10. Opis ogólny:</text:p>
      <text:p text:style-name="P4">10.1. Ogólne możliwości projektowanej aplikacji:<text:tab/></text:p>
      <text:p text:style-name="P1"><text:tab/><text:tab/>a. prosty i czytelny interfejs,</text:p>
      <text:p text:style-name="P1"><text:soft-page-break/><text:tab/><text:tab/>b. obsługa <text:span text:style-name="T1">kilku</text:span> użytkowników w jednym momencie,</text:p>
      <text:p text:style-name="P1"><text:tab/><text:tab/>c. <text:span text:style-name="T1">możliwie najniższe zużycie zasobów systemu mobilnego</text:span></text:p>
      <text:p text:style-name="P1"><text:tab/><text:tab/>d. łatwość w obsłudze dla pracownika oraz zwykłego użytkownika,</text:p>
      <text:p text:style-name="P1"><text:tab/><text:tab/>e. intuicyjne rozmieszczenie narzędzi na pasku,</text:p>
      <text:p text:style-name="P1"><text:tab/><text:tab/>f. nisko poziom zużycia zasobów procesora.</text:p>
      <text:p text:style-name="P1"><text:tab/></text:p>
      <text:p text:style-name="P1"/>
      <text:p text:style-name="P1"/>
      <text:p text:style-name="P1"/>
      <text:p text:style-name="P1">11. Rola i odpowiedzialność:</text:p>
      <text:p text:style-name="P4">11.1. <text:span text:style-name="T1">Piotr Frankiewicz </text:span>–pełni rolę jako kierownik projektu <text:span text:style-name="T1">oraz programista główny. </text:span>Odpowiada za nadzór nad wykonaniem projektu zgodnie z harmonogramem prac <text:span text:style-name="T1">oraz zarządzanie repozytorium aplikacji</text:span>. </text:p>
      <text:p text:style-name="P4">11.2. <text:span text:style-name="T1">Marcin Omelan </text:span>– pełni rolę jako programista oraz analityk. Odpowiada za <text:span text:style-name="T1">mobilne rozwiązania.</text:span></text:p>
      <text:p text:style-name="P4">11.3. <text:span text:style-name="T1">Krzysztof Gwozdowicz </text:span>– pełni rolę jako tester <text:span text:style-name="T1">oraz programista. Odpowiada za rozwiązania desktopowe</text:span></text:p>
      <text:p text:style-name="P4">11.4. <text:span text:style-name="T1">Kacper Tomalik </text:span>– pełni rolę jako programista. Odpowiada za zaprojektowanie oraz stworzenie szkieletu aplikacji, optymalizacja wydajności i jakości istniejącej aplikacji, projektowanie klas, metod i obiektów. <text:span text:style-name="T1">Odpowiada również za tworzenie dokumentacji.</text:span></text:p>
      <text:p text:style-name="P4"/>
      <text:p text:style-name="P1">12. Nagrody i kary:</text:p>
      <text:p text:style-name="P5">12.1. Nagrody: Za pracę zgodnie z harmonogramem uczestnicy projektu otrzymują <text:s/>wynagrodzenie zgodne z umową o prace. <text:s/></text:p>
      <text:p text:style-name="P4">12.2. Kary: <text:s/>Za każdą zwłokę lub nie postępowanie zgodnie z ustalonym harmonogramem prac, członek zespołu otrzymuje wynagrodzenie zmniejszone o 5% za każdy dzień zwłoki. W przypadku nie wywiązania się z obowiązków w procesie realizacji projektu, osoby należące do grupy mogą wykluczyć daną osobę z projektu.</text:p>
      <text:p text:style-name="P4"/>
      <text:p text:style-name="P1">13. Rozwiązanie grupy: Rozwiązanie grupy następuje po zakończeniu prac projektowych lub wdrożeniu aplikacji u klienta.</text:p>
      <text:p text:style-name="P1"/>
      <text:p text:style-name="P1">14. Słownik pojęć i synonimów:</text:p>
      <text:p text:style-name="P4">14.1. interfejs (GUI) - warstwa umożliwiająca komunikacje użytkownika z aplikacją,</text:p>
      <text:p text:style-name="P4">14.2. logger (dziennik zdarzeń) – funkcja zapisująca wszystkie zdarzenia które miały miejsce podczas działania aplikacji,</text:p>
      <text:p text:style-name="P4">14.3. skrypty (kod) – konfiguracja dla silnika graficznego zapisana w <text:s/>postaci określonego języka.</text:p>
      <text:p text:style-name="P4"/>
      <text:p text:style-name="P1">15. Rozstrzyganie sporów:</text:p>
      <text:p text:style-name="P4">15.1. Ważne decyzje są rozstrzygane przez demokratyczne głosowanie.</text:p>
      <text:p text:style-name="P4">15.2. Mniej ważniejsze spory są rozstrzygane drogą e-mailową lub na forum grupy.</text:p>
      <text:p text:style-name="P4"/>
      <text:p text:style-name="P1">16. Postanowienie końcowe:</text:p>
      <text:p text:style-name="P4">16.1. Do projektu dopuszcza się wprowadzenie najwyżej trzech zmian, które nie będą miały wielkiego wpływu na funkcjonalność <text:span text:style-name="T2">n</text:span>iniejszego projektu.</text:p>
      <text:p text:style-name="P4">16.2.Zostaną sporządzone trzy kopie umowy, po jednym egzemplarzu dla każdej ze stron.</text:p>
      <text:p text:style-name="P4">16.3.Umowa zaczyna obowiązywać w dniu, w którym zostanie podpisana i obowiązuje do 31.0<text:span text:style-name="T2">5</text:span>.201<text:span text:style-name="T2">7</text:span>r.</text:p>
      <text:p text:style-name="P1"/>
      <text:p text:style-name="P1"/>
      <text:p text:style-name="P1"/>
      <text:p text:style-name="P2"><text:soft-page-break/>Piotr Frankiewicz </text:p>
      <text:p text:style-name="P2">…………………</text:p>
      <text:p text:style-name="P2">Krzysztof Gwozdowicz</text:p>
      <text:p text:style-name="P2">…………………</text:p>
      <text:p text:style-name="P2">Kacper Tomalik</text:p>
      <text:p text:style-name="P2">…………………</text:p>
      <text:p text:style-name="P2">Marcin Omelan</text:p>
      <text:p text:style-name="P2">………………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09:11:20.441000000</meta:creation-date>
    <dc:date>2017-02-22T09:40:33.275000000</dc:date>
    <meta:editing-duration>PT6M39S</meta:editing-duration>
    <meta:editing-cycles>4</meta:editing-cycles>
    <meta:generator>LibreOffice/5.3.0.3$Windows_x86 LibreOffice_project/7074905676c47b82bbcfbea1aeefc84afe1c50e1</meta:generator>
    <meta:document-statistic meta:table-count="0" meta:image-count="0" meta:object-count="0" meta:page-count="3" meta:paragraph-count="70" meta:word-count="563" meta:character-count="4274" meta:non-whitespace-character-count="3727"/>
  </office:meta>
</office:document-meta>
</file>